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15b55d" officeooo:paragraph-rsid="0015b55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t 1 </text:p>
      <text:p text:style-name="P1">module part1(LEDR, SW);</text:p>
      <text:p text:style-name="P1"><text:tab/>input [9:0]SW;</text:p>
      <text:p text:style-name="P1"><text:tab/>output[9:0]LEDR;</text:p>
      <text:p text:style-name="P1"><text:tab/>reg Out ; </text:p>
      <text:p text:style-name="P1"><text:tab/>always @(*)</text:p>
      <text:p text:style-name="P1"><text:tab/>begin</text:p>
      <text:p text:style-name="P1"><text:tab/>case ( SW [ 9 : 7 ] )</text:p>
      <text:p text:style-name="P1"><text:tab/><text:tab/>3'b000 : Out = SW [ 0 ] ;</text:p>
      <text:p text:style-name="P1"><text:tab/><text:tab/>3'b001 : Out = SW [ 1 ] ;</text:p>
      <text:p text:style-name="P1"><text:tab/><text:tab/>3'b010 : Out = SW [ 2 ] ;</text:p>
      <text:p text:style-name="P1"><text:tab/><text:tab/>3'b011 : Out = SW [ 3 ] ;</text:p>
      <text:p text:style-name="P1"><text:tab/><text:tab/>3'b100 : Out = SW [ 4 ] ;</text:p>
      <text:p text:style-name="P1"><text:tab/><text:tab/>3'b101 : Out = SW [ 5 ] ;</text:p>
      <text:p text:style-name="P1"><text:tab/><text:tab/>3'b110 : Out = SW [ 6 ] ;</text:p>
      <text:p text:style-name="P1"><text:tab/>default : Out = 0;</text:p>
      <text:p text:style-name="P1"><text:tab/>endcase</text:p>
      <text:p text:style-name="P1"><text:tab/>end</text:p>
      <text:p text:style-name="P1"><text:tab/>assign LEDR[0] = SW[0]|SW[1]|SW[2]|SW[3]|SW[4]|SW[5]|SW[6];</text:p>
      <text:p text:style-name="P1"><text:tab/></text:p>
      <text:p text:style-name="P1">endmodul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Part 2</text:p>
      <text:p text:style-name="P1">module ripple_carrier(LEDR, SW);</text:p>
      <text:p text:style-name="P1"><text:tab/>input [8:0]SW;</text:p>
      <text:p text:style-name="P1"><text:tab/>output [4:0]LEDR;</text:p>
      <text:p text:style-name="P1"><text:tab/>wire Connection1;</text:p>
      <text:p text:style-name="P1"><text:tab/>wire Connection2;</text:p>
      <text:p text:style-name="P1"><text:tab/>wire Connection3;</text:p>
      <text:p text:style-name="P1"/>
      <text:p text:style-name="P1"><text:tab/>full_adder fa1(.u(SW[0]),</text:p>
      <text:p text:style-name="P1"><text:tab/><text:tab/><text:tab/><text:tab/><text:tab/><text:tab/>.v(SW[1]),</text:p>
      <text:p text:style-name="P1"><text:tab/><text:tab/><text:tab/><text:tab/><text:tab/><text:tab/>.w(SW[2]),</text:p>
      <text:p text:style-name="P1"><text:tab/><text:tab/><text:tab/><text:tab/><text:tab/><text:tab/>.s(LEDR[0]),</text:p>
      <text:p text:style-name="P1"><text:tab/><text:tab/><text:tab/><text:tab/><text:tab/><text:tab/>.c(Connection1)</text:p>
      <text:p text:style-name="P1"><text:tab/><text:tab/><text:tab/><text:tab/><text:tab/><text:tab/>);</text:p>
      <text:p text:style-name="P1"><text:tab/><text:tab/><text:tab/><text:tab/><text:tab/><text:tab/></text:p>
      <text:p text:style-name="P1"><text:tab/>full_adder fa2(.u(SW[3]),</text:p>
      <text:p text:style-name="P1"><text:tab/><text:tab/><text:tab/><text:tab/><text:tab/><text:tab/>.v(SW[4]),</text:p>
      <text:p text:style-name="P1"><text:tab/><text:tab/><text:tab/><text:tab/><text:tab/><text:tab/>.w(Connection1),</text:p>
      <text:p text:style-name="P1"><text:tab/><text:tab/><text:tab/><text:tab/><text:tab/><text:tab/>.s(LEDR[1]),</text:p>
      <text:p text:style-name="P1"><text:tab/><text:tab/><text:tab/><text:tab/><text:tab/><text:tab/>.c(Connection2)</text:p>
      <text:p text:style-name="P1"><text:tab/><text:tab/><text:tab/><text:tab/><text:tab/><text:tab/>);</text:p>
      <text:p text:style-name="P1"><text:tab/><text:tab/><text:tab/><text:tab/><text:tab/><text:tab/></text:p>
      <text:p text:style-name="P1"><text:tab/>full_adder fa3(.u(SW[5]),</text:p>
      <text:p text:style-name="P1"><text:tab/><text:tab/><text:tab/><text:tab/><text:tab/><text:tab/>.v(SW[6]),</text:p>
      <text:p text:style-name="P1"><text:tab/><text:tab/><text:tab/><text:tab/><text:tab/><text:tab/>.w(Connection2),</text:p>
      <text:p text:style-name="P1"><text:tab/><text:tab/><text:tab/><text:tab/><text:tab/><text:tab/>.s(LEDR[2]),</text:p>
      <text:p text:style-name="P1"><text:tab/><text:tab/><text:tab/><text:tab/><text:tab/><text:tab/>.c(Connection3)</text:p>
      <text:p text:style-name="P1"><text:tab/><text:tab/><text:tab/><text:tab/><text:tab/><text:tab/>);</text:p>
      <text:p text:style-name="P1"><text:tab/><text:tab/><text:tab/><text:tab/><text:tab/><text:tab/></text:p>
      <text:p text:style-name="P1"><text:tab/>full_adder fa4(.u(SW[7]),</text:p>
      <text:p text:style-name="P1"><text:tab/><text:tab/><text:tab/><text:tab/><text:tab/><text:tab/>.v(SW[8]),</text:p>
      <text:p text:style-name="P1"><text:tab/><text:tab/><text:tab/><text:tab/><text:tab/><text:tab/>.w(Connection3),</text:p>
      <text:p text:style-name="P1"><text:tab/><text:tab/><text:tab/><text:tab/><text:tab/><text:tab/>.s(LEDR[3]),</text:p>
      <text:p text:style-name="P1"><text:tab/><text:tab/><text:tab/><text:tab/><text:tab/><text:tab/>.c(LEDR[4])</text:p>
      <text:p text:style-name="P1"><text:tab/><text:tab/><text:tab/><text:tab/><text:tab/><text:tab/>);</text:p>
      <text:p text:style-name="P1"><text:tab/><text:tab/><text:tab/><text:tab/><text:tab/><text:tab/></text:p>
      <text:p text:style-name="P1">endmodule</text:p>
      <text:p text:style-name="P1"/>
      <text:p text:style-name="P1">module full_adder(u, v, w, s, c);</text:p>
      <text:p text:style-name="P1"><text:tab/>output s, c;</text:p>
      <text:p text:style-name="P1"><text:tab/>input u, v, w;</text:p>
      <text:p text:style-name="P1"><text:tab/>assign s = u^v^w;</text:p>
      <text:p text:style-name="P1"><text:tab/>assign c = (u &amp; v)|(w &amp;(u^v));</text:p>
      <text:p text:style-name="P1">endmodul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part 3</text:p>
      <text:p text:style-name="P1">module case1(LEDR, SW);</text:p>
      <text:p text:style-name="P1"><text:tab/>input [7:0]SW;</text:p>
      <text:p text:style-name="P1"><text:tab/>output[7:3]LEDR;</text:p>
      <text:p text:style-name="P1"><text:tab/>wire Connection1;</text:p>
      <text:p text:style-name="P1"><text:tab/>wire Connection2;</text:p>
      <text:p text:style-name="P1"><text:tab/>wire Connection3;</text:p>
      <text:p text:style-name="P1"><text:tab/>full_adder fa1(.u(SW[3]),</text:p>
      <text:p text:style-name="P1"><text:tab/><text:tab/><text:tab/><text:tab/><text:tab/><text:tab/>.v(SW[7]),</text:p>
      <text:p text:style-name="P1"><text:tab/><text:tab/><text:tab/><text:tab/><text:tab/><text:tab/>.w(0),</text:p>
      <text:p text:style-name="P1"><text:tab/><text:tab/><text:tab/><text:tab/><text:tab/><text:tab/>.s(LEDR[7]),</text:p>
      <text:p text:style-name="P1"><text:tab/><text:tab/><text:tab/><text:tab/><text:tab/><text:tab/>.c(Connection1)</text:p>
      <text:p text:style-name="P1"><text:tab/><text:tab/><text:tab/><text:tab/><text:tab/><text:tab/>);</text:p>
      <text:p text:style-name="P1"><text:tab/><text:tab/><text:tab/><text:tab/><text:tab/><text:tab/></text:p>
      <text:p text:style-name="P1"><text:tab/>full_adder fa2(.u(SW[2]),</text:p>
      <text:p text:style-name="P1"><text:tab/><text:tab/><text:tab/><text:tab/><text:tab/><text:tab/>.v(SW[6]),</text:p>
      <text:p text:style-name="P1"><text:tab/><text:tab/><text:tab/><text:tab/><text:tab/><text:tab/>.w(Connection1),</text:p>
      <text:p text:style-name="P1"><text:tab/><text:tab/><text:tab/><text:tab/><text:tab/><text:tab/>.s(LEDR[6]),</text:p>
      <text:p text:style-name="P1"><text:tab/><text:tab/><text:tab/><text:tab/><text:tab/><text:tab/>.c(Connection2)</text:p>
      <text:p text:style-name="P1"><text:tab/><text:tab/><text:tab/><text:tab/><text:tab/><text:tab/>);</text:p>
      <text:p text:style-name="P1"><text:tab/><text:tab/><text:tab/><text:tab/><text:tab/><text:tab/></text:p>
      <text:p text:style-name="P1"><text:tab/>full_adder fa3(.u(SW[1]),</text:p>
      <text:p text:style-name="P1"><text:tab/><text:tab/><text:tab/><text:tab/><text:tab/><text:tab/>.v(SW[5]),</text:p>
      <text:p text:style-name="P1"><text:tab/><text:tab/><text:tab/><text:tab/><text:tab/><text:tab/>.w(Connection2),</text:p>
      <text:p text:style-name="P1"><text:tab/><text:tab/><text:tab/><text:tab/><text:tab/><text:tab/>.s(LEDR[5]),</text:p>
      <text:p text:style-name="P1"><text:tab/><text:tab/><text:tab/><text:tab/><text:tab/><text:tab/>.c(Connection3)</text:p>
      <text:p text:style-name="P1"><text:tab/><text:tab/><text:tab/><text:tab/><text:tab/><text:tab/>);</text:p>
      <text:p text:style-name="P1"><text:tab/><text:tab/><text:tab/><text:tab/><text:tab/><text:tab/></text:p>
      <text:p text:style-name="P1"><text:tab/>full_adder fa4(.u(SW[0]),</text:p>
      <text:p text:style-name="P1"><text:tab/><text:tab/><text:tab/><text:tab/><text:tab/><text:tab/>.v(SW[4]),</text:p>
      <text:p text:style-name="P1"><text:tab/><text:tab/><text:tab/><text:tab/><text:tab/><text:tab/>.w(Connection3),</text:p>
      <text:p text:style-name="P1"><text:tab/><text:tab/><text:tab/><text:tab/><text:tab/><text:tab/>.s(LEDR[4]),</text:p>
      <text:p text:style-name="P1"><text:tab/><text:tab/><text:tab/><text:tab/><text:tab/><text:tab/>.c(LEDR[3])</text:p>
      <text:p text:style-name="P1"><text:tab/><text:tab/><text:tab/><text:tab/><text:tab/><text:tab/>);</text:p>
      <text:p text:style-name="P1"><text:tab/><text:tab/><text:tab/><text:tab/><text:tab/><text:tab/></text:p>
      <text:p text:style-name="P1">endmodule</text:p>
      <text:p text:style-name="P1"/>
      <text:p text:style-name="P1">module full_adder(u, v, w, s, c);</text:p>
      <text:p text:style-name="P1"><text:tab/>output s, c;</text:p>
      <text:p text:style-name="P1"><text:tab/>input u, v, w;</text:p>
      <text:p text:style-name="P1"><text:tab/>assign s = u^v^w;</text:p>
      <text:p text:style-name="P1"><text:tab/>assign c = (u &amp; v)|(w &amp;(u^v));</text:p>
      <text:p text:style-name="P1">endmodule</text:p>
      <text:p text:style-name="P1"/>
      <text:p text:style-name="P1">module lab2(HEX, SW);</text:p>
      <text:p text:style-name="P1"><text:s text:c="4"/>input [9:0] SW;</text:p>
      <text:p text:style-name="P1"><text:s text:c="4"/>output [6:0] HEX;</text:p>
      <text:p text:style-name="P1"/>
      <text:p text:style-name="P1"><text:s text:c="4"/>mux4to1 u0(</text:p>
      <text:p text:style-name="P1"><text:s text:c="8"/>.c0(SW[0]),</text:p>
      <text:p text:style-name="P1"><text:s text:c="8"/>.c1(SW[1]),</text:p>
      <text:p text:style-name="P1"><text:s text:c="8"/>.c2(SW[2]),</text:p>
      <text:p text:style-name="P1"><text:soft-page-break/><text:tab/><text:tab/> <text:s/>.c3(SW[3]),</text:p>
      <text:p text:style-name="P1"><text:s text:c="8"/>.m(HEX[0])</text:p>
      <text:p text:style-name="P1"><text:s text:c="8"/>);</text:p>
      <text:p text:style-name="P1"/>
      <text:p text:style-name="P1"><text:s text:c="4"/>mux4to1 u1(</text:p>
      <text:p text:style-name="P1"><text:s text:c="8"/>.c0(SW[0]),</text:p>
      <text:p text:style-name="P1"><text:s text:c="8"/>.c1(SW[1]),</text:p>
      <text:p text:style-name="P1"><text:s text:c="8"/>.c2(SW[2]),</text:p>
      <text:p text:style-name="P1"><text:tab/><text:tab/> <text:s/>.c3(SW[3]),</text:p>
      <text:p text:style-name="P1"><text:s text:c="8"/>.n(HEX[1])</text:p>
      <text:p text:style-name="P1"><text:s text:c="8"/>);<text:tab/><text:tab/> <text:s/></text:p>
      <text:p text:style-name="P1"/>
      <text:p text:style-name="P1"><text:tab/> mux4to1 u2(</text:p>
      <text:p text:style-name="P1"><text:s text:c="8"/>.c0(SW[0]),</text:p>
      <text:p text:style-name="P1"><text:s text:c="8"/>.c1(SW[1]),</text:p>
      <text:p text:style-name="P1"><text:s text:c="8"/>.c2(SW[2]),</text:p>
      <text:p text:style-name="P1"><text:tab/><text:tab/> <text:s/>.c3(SW[3]),</text:p>
      <text:p text:style-name="P1"><text:s text:c="8"/>.o(HEX[2])</text:p>
      <text:p text:style-name="P1"><text:s text:c="8"/>);</text:p>
      <text:p text:style-name="P1"><text:tab/><text:tab/></text:p>
      <text:p text:style-name="P1"><text:s text:c="4"/>mux4to1 u3(</text:p>
      <text:p text:style-name="P1"><text:s text:c="8"/>.c0(SW[0]),</text:p>
      <text:p text:style-name="P1"><text:s text:c="8"/>.c1(SW[1]),</text:p>
      <text:p text:style-name="P1"><text:s text:c="8"/>.c2(SW[2]),</text:p>
      <text:p text:style-name="P1"><text:tab/><text:tab/> <text:s/>.c3(SW[3]),</text:p>
      <text:p text:style-name="P1"><text:s text:c="8"/>.p(HEX[3])</text:p>
      <text:p text:style-name="P1"><text:s text:c="8"/>);</text:p>
      <text:p text:style-name="P1"><text:tab/><text:tab/></text:p>
      <text:p text:style-name="P1"><text:s text:c="4"/>mux4to1 u4(</text:p>
      <text:p text:style-name="P1"><text:s text:c="8"/>.c0(SW[0]),</text:p>
      <text:p text:style-name="P1"><text:s text:c="8"/>.c1(SW[1]),</text:p>
      <text:p text:style-name="P1"><text:s text:c="8"/>.c2(SW[2]),</text:p>
      <text:p text:style-name="P1"><text:tab/><text:tab/> <text:s/>.c3(SW[3]),</text:p>
      <text:p text:style-name="P1"><text:s text:c="8"/>.q(HEX[4])</text:p>
      <text:p text:style-name="P1"><text:s text:c="8"/>);</text:p>
      <text:p text:style-name="P1"><text:tab/><text:tab/></text:p>
      <text:p text:style-name="P1"><text:s text:c="4"/>mux4to1 u5(</text:p>
      <text:p text:style-name="P1"><text:s text:c="8"/>.c0(SW[0]),</text:p>
      <text:p text:style-name="P1"><text:s text:c="8"/>.c1(SW[1]),</text:p>
      <text:p text:style-name="P1"><text:s text:c="8"/>.c2(SW[2]),</text:p>
      <text:p text:style-name="P1"><text:tab/><text:tab/> <text:s/>.c3(SW[3]),</text:p>
      <text:p text:style-name="P1"><text:s text:c="8"/>.r(HEX[5])</text:p>
      <text:p text:style-name="P1"><text:s text:c="8"/>);</text:p>
      <text:p text:style-name="P1"><text:tab/><text:tab/></text:p>
      <text:p text:style-name="P1"><text:s text:c="4"/>mux4to1 u6(</text:p>
      <text:p text:style-name="P1"><text:s text:c="8"/>.c0(SW[0]),</text:p>
      <text:p text:style-name="P1"><text:s text:c="8"/>.c1(SW[1]),</text:p>
      <text:p text:style-name="P1"><text:s text:c="8"/>.c2(SW[2]),</text:p>
      <text:p text:style-name="P1"><text:tab/><text:tab/> <text:s/>.c3(SW[3]),</text:p>
      <text:p text:style-name="P1"><text:s text:c="8"/>.s(HEX[6])</text:p>
      <text:p text:style-name="P1"><text:s text:c="8"/>);<text:tab/><text:tab/></text:p>
      <text:p text:style-name="P1">endmodule</text:p>
      <text:p text:style-name="P1"><text:soft-page-break/></text:p>
      <text:p text:style-name="P1">module mux4to1(c0, c1, c2, c3, m, n, o, p, q, r, s);</text:p>
      <text:p text:style-name="P1"><text:s text:c="4"/>input c0; </text:p>
      <text:p text:style-name="P1"><text:s text:c="4"/>input c1; </text:p>
      <text:p text:style-name="P1"><text:s text:c="4"/>input c2; </text:p>
      <text:p text:style-name="P1"><text:tab/> input c3;</text:p>
      <text:p text:style-name="P1"><text:s text:c="4"/>output m; </text:p>
      <text:p text:style-name="P1"><text:tab/> output n;</text:p>
      <text:p text:style-name="P1"><text:tab/> output o;</text:p>
      <text:p text:style-name="P1"><text:tab/> output p;</text:p>
      <text:p text:style-name="P1"><text:tab/> output q;</text:p>
      <text:p text:style-name="P1"><text:tab/> output r;</text:p>
      <text:p text:style-name="P1"><text:tab/> output s;</text:p>
      <text:p text:style-name="P1"><text:s text:c="2"/></text:p>
      <text:p text:style-name="P1"><text:s text:c="4"/>assign m = ~c3 &amp; c2 &amp; ~c1 &amp; ~c0 |</text:p>
      <text:p text:style-name="P1"><text:tab/> ~c3 &amp; ~c2 &amp; ~c1 &amp; c0 |</text:p>
      <text:p text:style-name="P1"><text:tab/> c3 &amp; c2 &amp; ~c1 &amp; c0 |</text:p>
      <text:p text:style-name="P1"><text:tab/> c3 &amp; ~c2 &amp; c1 &amp; c0;</text:p>
      <text:p text:style-name="P1"><text:tab/> assign n = c3 &amp; c2 &amp; ~c1 &amp; ~c0 |</text:p>
      <text:p text:style-name="P1"><text:tab/> ~c3 &amp; c2 &amp; ~c1 &amp; c0 |</text:p>
      <text:p text:style-name="P1"><text:tab/> c3 &amp; c1 &amp; c0 |</text:p>
      <text:p text:style-name="P1"><text:tab/> c2 &amp; c1 &amp; ~c0;</text:p>
      <text:p text:style-name="P1"><text:tab/> assign o = c3 &amp; c2 &amp; ~c1 &amp; ~c0 |</text:p>
      <text:p text:style-name="P1"><text:tab/> c3 &amp; c2 &amp; c1 |</text:p>
      <text:p text:style-name="P1"><text:tab/> ~c3 &amp; ~c2 &amp; c1 &amp; ~c0;</text:p>
      <text:p text:style-name="P1"><text:tab/> assign p = ~c3 &amp; c2 &amp; ~c1 &amp; ~c0 |</text:p>
      <text:p text:style-name="P1"><text:tab/> ~c2 &amp; ~c1 &amp; c0 |</text:p>
      <text:p text:style-name="P1"><text:tab/> c2 &amp; c1 &amp; c0 |</text:p>
      <text:p text:style-name="P1"><text:tab/> c3 &amp; ~c2 &amp; c1 &amp; ~c0;</text:p>
      <text:p text:style-name="P1"><text:s text:c="4"/>assign q = ~c3 &amp; c0|</text:p>
      <text:p text:style-name="P1"><text:tab/> ~c3 &amp; c2 &amp; ~c1|</text:p>
      <text:p text:style-name="P1"><text:tab/> c3 &amp; ~c2 &amp; ~c1 &amp; c0;</text:p>
      <text:p text:style-name="P1"><text:tab/> assign r = ~c3 &amp; ~c2 &amp; c0 |</text:p>
      <text:p text:style-name="P1"><text:tab/> ~c3 &amp; ~c2 &amp; c1 |</text:p>
      <text:p text:style-name="P1"><text:tab/> ~c3 &amp; c1 &amp; c0 |</text:p>
      <text:p text:style-name="P1"><text:tab/> c3 &amp; c2 &amp; ~c1 &amp; c0;</text:p>
      <text:p text:style-name="P1"><text:tab/> assign s = ~c3 &amp; ~c2 &amp; ~c1 |</text:p>
      <text:p text:style-name="P1"><text:tab/> ~c3 &amp; c2 &amp; c1 &amp; c0 |</text:p>
      <text:p text:style-name="P1"><text:tab/> c3 &amp; c2 &amp; ~c1 &amp; ~c0; </text:p>
      <text:p text:style-name="P1"/>
      <text:p text:style-name="P1">endmodule <text:tab/></text:p>
      <text:p text:style-name="P1"><text:tab/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7:52:09.252531832</meta:creation-date>
    <dc:date>2018-10-03T17:53:51.060213284</dc:date>
    <meta:editing-duration>PT1M42S</meta:editing-duration>
    <meta:editing-cycles>1</meta:editing-cycles>
    <meta:document-statistic meta:table-count="0" meta:image-count="0" meta:object-count="0" meta:page-count="5" meta:paragraph-count="202" meta:word-count="524" meta:character-count="3482" meta:non-whitespace-character-count="2349"/>
    <meta:generator>LibreOffice/5.1.6.2$Linux_X86_64 LibreOffice_project/10m0$Build-2</meta:generator>
  </office:meta>
</office:document-meta>
</file>